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70B7F5FDDB7CF43BCE.png" manifest:media-type="image/png"/>
  <manifest:file-entry manifest:full-path="Pictures/1000000000000399000001EC7659A551D19E4803.png" manifest:media-type="image/png"/>
  <manifest:file-entry manifest:full-path="Pictures/1000000000000008000000082CED3C68C26CCF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3399ff" draw:textarea-horizontal-align="justify" draw:textarea-vertical-align="middle" draw:auto-grow-height="false" fo:min-height="0.766cm" fo:min-width="3.259cm"/>
    </style:style>
    <style:style style:name="gr2" style:family="graphic" style:parent-style-name="standard">
      <style:graphic-properties draw:fill-color="#00ccff" draw:textarea-horizontal-align="justify" draw:textarea-vertical-align="middle" draw:auto-grow-height="false" fo:min-height="0.766cm" fo:min-width="3.259cm"/>
    </style:style>
    <style:style style:name="gr3" style:family="graphic" style:parent-style-name="standard">
      <style:graphic-properties svg:stroke-color="#99ccff" draw:fill-color="#000099" draw:textarea-horizontal-align="justify" draw:textarea-vertical-align="middle" draw:auto-grow-height="false" fo:min-height="0.766cm" fo:min-width="3.259cm"/>
    </style:style>
    <style:style style:name="gr4" style:family="graphic" style:parent-style-name="standard">
      <style:graphic-properties svg:stroke-color="#ffffff" draw:fill="gradient" draw:fill-gradient-name="Gradient_20_16" draw:textarea-horizontal-align="justify" draw:textarea-vertical-align="middle" draw:auto-grow-height="false" fo:min-height="0.846cm" fo:min-width="1.292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3cm" svg:stroke-color="#808080" draw:marker-start-width="0.279cm" draw:marker-end-width="0.279cm" draw:fill-color="#b2b2b2" draw:textarea-horizontal-align="justify" draw:textarea-vertical-align="middle" draw:auto-grow-height="false" fo:min-height="0.46cm" fo:min-width="3.512cm" fo:padding-top="0.151cm" fo:padding-bottom="0.151cm" fo:padding-left="0.276cm" fo:padding-right="0.276cm"/>
    </style:style>
    <style:style style:name="gr7" style:family="graphic" style:parent-style-name="standard">
      <style:graphic-properties draw:fill-color="#cc9900" draw:textarea-horizontal-align="justify" draw:textarea-vertical-align="middle" draw:auto-grow-height="false" fo:min-height="0.512cm" fo:min-width="1.7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12" style:family="graphic" style:parent-style-name="standard">
      <style:graphic-properties svg:stroke-width="0.053cm" svg:stroke-color="#808080" draw:fill-color="#b2b2b2" draw:textarea-horizontal-align="justify" draw:textarea-vertical-align="middle" draw:auto-grow-height="false" fo:min-height="0.46cm" fo:min-width="1.98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808080" draw:marker-start-width="0.279cm" draw:marker-end-width="0.279cm" draw:fill="gradient" draw:fill-color="#ffffff" draw:fill-gradient-name="Gradient_20_7" draw:textarea-horizontal-align="justify" draw:textarea-vertical-align="middle" draw:auto-grow-height="false" fo:min-height="2.238cm" fo:min-width="6.306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808080" draw:marker-start-width="0.279cm" draw:marker-end-width="0.279cm" draw:fill="gradient" draw:fill-color="#ffffff" draw:fill-gradient-name="Gradient_20_8" draw:textarea-horizontal-align="justify" draw:textarea-vertical-align="middle" draw:auto-grow-height="false" fo:min-height="2.238cm" fo:min-width="1.734cm" fo:padding-top="0.151cm" fo:padding-bottom="0.151cm" fo:padding-left="0.276cm" fo:padding-right="0.276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3.306cm" fo:min-width="0.008cm"/>
    </style:style>
    <style:style style:name="gr16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3399ff"/>
      <style:paragraph-properties fo:text-align="center"/>
      <style:text-properties fo:font-size="10pt" style:font-size-asian="12pt" style:font-size-complex="12pt"/>
    </style:style>
    <style:style style:name="P3" style:family="paragraph">
      <loext:graphic-properties draw:fill-color="#00ccff"/>
      <style:paragraph-properties fo:text-align="center"/>
      <style:text-properties fo:font-size="10pt" style:font-size-asian="12pt" style:font-size-complex="12pt"/>
    </style:style>
    <style:style style:name="P4" style:family="paragraph">
      <loext:graphic-properties draw:fill-color="#000099"/>
      <style:paragraph-properties fo:text-align="center"/>
      <style:text-properties fo:font-size="10pt" style:font-size-asian="12pt" style:font-size-complex="12pt"/>
    </style:style>
    <style:style style:name="P5" style:family="paragraph">
      <loext:graphic-properties draw:fill="gradient" draw:fill-gradient-name="Gradient_20_16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-color="#b2b2b2"/>
      <style:paragraph-properties fo:text-align="center"/>
      <style:text-properties fo:font-size="10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cc9900"/>
      <style:paragraph-properties fo:text-align="center"/>
      <style:text-properties fo:font-size="10pt" style:font-size-asian="12pt" style:font-size-complex="12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="gradient" draw:fill-color="#ffffff" draw:fill-gradient-name="Gradient_20_7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gradient" draw:fill-color="#ffffff" draw:fill-gradient-name="Gradient_20_8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-color="#ffffff"/>
      <style:paragraph-properties fo:text-align="center"/>
      <style:text-properties fo:font-size="10pt" style:font-size-asian="12pt" style:font-size-complex="12pt"/>
    </style:style>
    <style:style style:name="P16" style:family="paragraph">
      <loext:graphic-properties draw:fill-color="#ffffff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font-size="10pt" fo:font-weight="bold" style:font-size-asian="12pt" style:font-weight-asian="bold" style:font-size-complex="12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draw:layer="layout" svg:width="3.759cm" svg:height="1.016cm" svg:x="0.775cm" svg:y="3.837cm">
            <text:p text:style-name="P1"><text:span text:style-name="T1">EIA-923</text:span></text:p>
            <text:p text:style-name="P1"><text:span text:style-name="T1">Generation and Cost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759cm" svg:height="1.016cm" svg:x="0.775cm" svg:y="5.09cm">
            <text:p text:style-name="P1"><text:span text:style-name="T1">EIA 860</text:span></text:p>
            <text:p text:style-name="P1"><text:span text:style-name="T1">Plant Informatio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759cm" svg:height="1.016cm" svg:x="0.775cm" svg:y="6.341cm">
            <text:p text:style-name="P1"><text:span text:style-name="T1">EIA Monthly Power</text:span></text:p>
            <text:p text:style-name="P1"><text:span text:style-name="T1">Selling Pri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3.583cm" svg:height="3.289cm" draw:transform="rotate (-1.5707963267949) translate (8.128cm 3.81cm)">
            <text:p text:style-name="P1"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" draw:text-style-name="P6" draw:layer="layout" svg:width="6.747cm" svg:height="3.605cm" svg:x="20.066cm" svg:y="3.81cm">
          <draw:image xlink:href="Pictures/1000000000000399000001EC7659A551D19E4803.png" xlink:type="simple" xlink:show="embed" xlink:actuate="onLoad">
            <text:p/>
          </draw:image>
        </draw:frame>
        <draw:g>
          <draw:custom-shape draw:style-name="gr6" draw:text-style-name="P8" draw:layer="layout" svg:width="4.064cm" svg:height="0.762cm" svg:x="6.858cm" svg:y="3.81cm">
            <text:p text:style-name="P7"><text:span text:style-name="T2">Featur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9" draw:layer="layout" svg:width="2.286cm" svg:height="0.762cm" svg:x="13.97cm" svg:y="3.81cm">
            <text:p text:style-name="P1"><text:span text:style-name="T1">Lab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1" draw:layer="layout" svg:width="1.734cm" svg:height="0.962cm" draw:transform="rotate (0.785398163397448) translate (6.476cm 3.384cm)">
            <draw:text-box>
              <text:p text:style-name="P10"><text:span text:style-name="T3">Fuel</text:span></text:p>
            </draw:text-box>
          </draw:frame>
          <draw:frame draw:style-name="gr9" draw:text-style-name="P11" draw:layer="layout" svg:width="3.702cm" svg:height="0.962cm" draw:transform="rotate (0.785398163397448) translate (7.37cm 3.38cm)">
            <draw:text-box>
              <text:p text:style-name="P10"><text:span text:style-name="T3">Technology</text:span></text:p>
            </draw:text-box>
          </draw:frame>
          <draw:frame draw:style-name="gr10" draw:text-style-name="P11" draw:layer="layout" svg:width="2.894cm" svg:height="0.962cm" draw:transform="rotate (0.785398163397448) translate (8.382cm 3.274cm)">
            <draw:text-box>
              <text:p text:style-name="P10"><text:span text:style-name="T3">Location</text:span></text:p>
            </draw:text-box>
          </draw:frame>
          <draw:frame draw:style-name="gr11" draw:text-style-name="P11" draw:layer="layout" svg:width="2.475cm" svg:height="0.962cm" draw:transform="rotate (0.785398163397448) translate (9.398cm 3.274cm)">
            <draw:text-box>
              <text:p text:style-name="P10"><text:span text:style-name="T3">3+ more</text:span></text:p>
            </draw:text-box>
          </draw:frame>
          <draw:custom-shape draw:style-name="gr12" draw:text-style-name="P8" draw:layer="layout" svg:width="2.54cm" svg:height="0.762cm" svg:x="11.176cm" svg:y="3.81cm">
            <text:p text:style-name="P7"><text:span text:style-name="T2">Eng. Featur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1" draw:layer="layout" svg:width="2.475cm" svg:height="0.962cm" draw:transform="rotate (0.785398163397448) translate (11.032cm 3.292cm)">
            <draw:text-box>
              <text:p text:style-name="P10"><text:span text:style-name="T3">Efficiency</text:span></text:p>
            </draw:text-box>
          </draw:frame>
          <draw:frame draw:style-name="gr11" draw:text-style-name="P11" draw:layer="layout" svg:width="2.86cm" svg:height="0.962cm" draw:transform="rotate (0.785398163397448) translate (12.029cm 3.292cm)">
            <draw:text-box>
              <text:p text:style-name="P10"><text:span text:style-name="T3">Grid Saturation</text:span></text:p>
            </draw:text-box>
          </draw:frame>
          <draw:custom-shape draw:style-name="gr13" draw:text-style-name="P13" draw:layer="layout" svg:width="6.858cm" svg:height="2.54cm" svg:x="6.858cm" svg:y="4.826cm">
            <text:p text:style-name="P12"><text:span text:style-name="T4">11,000 plants</text:span></text:p>
            <text:p text:style-name="P12"><text:span text:style-name="T4">16 years</text:span></text:p>
            <text:p text:style-name="P12"><text:span text:style-name="T4">180,000 samp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4" draw:layer="layout" svg:width="2.286cm" svg:height="2.54cm" svg:x="13.97cm" svg:y="4.826cm">
            <text:p text:style-name="P12"><text:span text:style-name="T4">Electricity</text:span></text:p>
            <text:p text:style-name="P12"><text:span text:style-name="T4">cost</text:span></text:p>
            <text:p text:style-name="P12"><text:span text:style-name="T5"/></text:p>
            <text:p text:style-name="P12"><text:span text:style-name="T4">Capac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5" draw:layer="layout" svg:width="0.508cm" svg:height="3.556cm" svg:x="6.35cm" svg:y="3.81cm"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</draw:g>
        <draw:frame draw:style-name="gr16" draw:text-style-name="P1" draw:layer="layout" svg:width="2.605cm" svg:height="1.27cm" svg:x="17.018cm" svg:y="5.08cm">
          <draw:image xlink:href="Pictures/100002010000050000000270B7F5FDDB7CF43BCE.png" xlink:type="simple" xlink:show="embed" xlink:actuate="onLoad">
            <text:p/>
          </draw:image>
        </draw:frame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0" draw:display-name="Gradient 10" draw:style="linear" draw:start-color="#8ae234" draw:end-color="#aea79f" draw:start-intensity="100%" draw:end-intensity="100%" draw:angle="0" draw:border="0%"/>
    <draw:gradient draw:name="Gradient_20_11" draw:display-name="Gradient 11" draw:style="linear" draw:start-color="#8ae234" draw:end-color="#aea79f" draw:start-intensity="100%" draw:end-intensity="100%" draw:angle="900" draw:border="0%"/>
    <draw:gradient draw:name="Gradient_20_12" draw:display-name="Gradient 12" draw:style="linear" draw:start-color="#0084d1" draw:end-color="#aea79f" draw:start-intensity="100%" draw:end-intensity="100%" draw:angle="900" draw:border="0%"/>
    <draw:gradient draw:name="Gradient_20_13" draw:display-name="Gradient 13" draw:style="linear" draw:start-color="#0084d1" draw:end-color="#ffffff" draw:start-intensity="100%" draw:end-intensity="100%" draw:angle="900" draw:border="0%"/>
    <draw:gradient draw:name="Gradient_20_14" draw:display-name="Gradient 14" draw:style="linear" draw:start-color="#6666ff" draw:end-color="#4e9a06" draw:start-intensity="100%" draw:end-intensity="100%" draw:angle="300" draw:border="0%"/>
    <draw:gradient draw:name="Gradient_20_15" draw:display-name="Gradient 15" draw:style="linear" draw:start-color="#6666ff" draw:end-color="#ffffff" draw:start-intensity="100%" draw:end-intensity="100%" draw:angle="300" draw:border="0%"/>
    <draw:gradient draw:name="Gradient_20_16" draw:display-name="Gradient 16" draw:style="linear" draw:start-color="#6666ff" draw:end-color="#ffffff" draw:start-intensity="100%" draw:end-intensity="100%" draw:angle="900" draw:border="0%"/>
    <draw:gradient draw:name="Gradient_20_7" draw:display-name="Gradient 7" draw:style="linear" draw:start-color="#b2b2b2" draw:end-color="#ffffff" draw:start-intensity="100%" draw:end-intensity="100%" draw:angle="0" draw:border="0%"/>
    <draw:gradient draw:name="Gradient_20_8" draw:display-name="Gradient 8" draw:style="linear" draw:start-color="#cc9900" draw:end-color="#ffffff" draw:start-intensity="100%" draw:end-intensity="100%" draw:angle="0" draw:border="0%"/>
    <draw:gradient draw:name="Gradient_20_9" draw:display-name="Gradient 9" draw:style="linear" draw:start-color="#8ae234" draw:end-color="#aea79f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Empty" xlink:href="Pictures/1000000000000008000000082CED3C68C26CCF32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15:59:42.146030077</meta:creation-date>
    <dc:date>2018-01-26T11:47:18.051406404</dc:date>
    <meta:editing-duration>PT9M23S</meta:editing-duration>
    <meta:editing-cycles>2</meta:editing-cycles>
    <meta:generator>LibreOffice/5.1.6.2$Linux_X86_64 LibreOffice_project/10m0$Build-2</meta:generator>
    <meta:document-statistic meta:object-count="43"/>
  </office:meta>
</office:document-meta>
</file>